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UL'S JEALOUSY OVER THE CHURCH (11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PAUL'S JEALOUSY OVER THE CHURCH (11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t is a godly jealousy (11:1-2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t is a goal-oriented jealousy (11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11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PAUL'S JEALOUSY OVER THE CHURCH (11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PAUL'S CONCERN REGARDING THE CHURCH (11:3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AUL'S CONCERN REGARDING THE CHURCH (11:3-4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What he fears (11: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Why he fears (11:4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2 CORINTHIANS 11<text:s text:c="1"/>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PAUL'S JEALOUSY OVER THE CHURCH (11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PAUL'S CONCERN REGARDING THE CHURCH (11:3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PAUL'S SERVICE TO THE CHURCH (11:5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AUL'S SERVICE TO THE CHURCH (11:5-12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is not a "super" apostle, but knows what he is talking about (11:5-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"robbed" other churches, receiving their support so he could minister in Corinth at no cost (11:7-8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earned his own keep, receiving nothing from the Corinthians when he ministered there (11:9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2 CORINTHIANS 11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JEALOUSY OVER THE CHURCH (11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CONCERN REGARDING THE CHURCH (11:3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SERVICE TO THE CHURCH (11:5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WARNING TO THE CHURCH (11:13-1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AUL'S WARNING TO THE CHURCH (11:13-15):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they are able to do (11:1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ow they are able to do it (11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How they are able to do it (11:14-15)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oot of this ability (11:1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fruit of this ability (11:1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AUL'S WARNING TO THE CHURCH (11:13-15):<text:s text:c="1"/></text:span><text:span text:style-name="a626" text:class-names=""/></text:p>
          </draw:text-box>
          <svg:title/>
          <svg:desc/>
        </draw:frame>
        <draw:frame draw:id="id109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What they are able to do (11: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ow they are able to do it (11:14-1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0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CORINTHIANS 11<text:s text:c="1"/></text:span><text:span text:style-name="a641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PAUL'S JEALOUSY OVER THE CHURCH (11:1-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'S CONCERN REGARDING THE CHURCH (11:3-4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'S SERVICE TO THE CHURCH (11:5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PAUL'S WARNING TO THE CHURCH (11:13-1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AUL'S CREDENTIALS AND THE CHURCH (11:16-2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CREDENTIALS AND THE CHURCH (11:16-22)<text:s text:c="1"/></text:span><text:span text:style-name="a665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Judaizers and their false credentials (11:16-21a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apostle and his valid credentials (11:21b-2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CORINTHIANS 11<text:s text:c="1"/></text:span><text:span text:style-name="a680" text:class-names=""/></text:p>
          </draw:text-box>
          <svg:title/>
          <svg:desc/>
        </draw:frame>
        <draw:frame draw:id="id115" presentation:style-name="a704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PAUL'S JEALOUSY OVER THE CHURCH (11:1-2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'S CONCERN REGARDING THE CHURCH (11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'S SERVICE TO THE CHURCH (11:5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PAUL'S WARNING TO THE CHURCH (11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PAUL'S CREDENTIALS AND THE CHURCH (11:16-22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SUFFERINGS FOR THE CHURCH (11:23-3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4" draw:style-name="a705" draw:master-page-name="Master1-Layout12-tx-Title-and-Text" presentation:presentation-page-layout-name="Master1-PPL12" draw:id="Slide-269">
        <draw:frame draw:id="id116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PAUL'S SUFFERINGS FOR THE CHURCH (11:23-33):<text:s text:c="1"/></text:span><text:span text:style-name="a707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He was imprisoned often (11:23a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He was whipped times without number (11:23b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2-tx-Title-and-Text" presentation:presentation-page-layout-name="Master1-PPL12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He was whipped times without number (11:23b).<text:s text:c="1"/></text:span><text:span text:style-name="a722" text:class-names=""/></text:p>
          </draw:text-box>
          <svg:title/>
          <svg:desc/>
        </draw:frame>
        <draw:frame draw:id="id119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He received 39 lashes from the Jews on five occasions (11: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 was beaten with rods on three occasions (11:25a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0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PAUL'S SUFFERINGS FOR THE CHURCH (11:23-33):<text:s text:c="1"/></text:span><text:span text:style-name="a737" text:class-names=""/></text:p>
          </draw:text-box>
          <svg:title/>
          <svg:desc/>
        </draw:frame>
        <draw:frame draw:id="id121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He was imprisoned often (11:23a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e was whipped times without number (11:23b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faced death time and again (11:23c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2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He faced death time and again (11:23c).<text:s text:c="1"/></text:span><text:span text:style-name="a755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He faced danger from flooded rivers (11:26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He faced danger from robbers (11:26c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He faced danger from both Jewish and Gentile mobs (11:26d)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2-tx-Title-and-Text" presentation:presentation-page-layout-name="Master1-PPL12" draw:id="Slide-273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PAUL'S SUFFERINGS FOR THE CHURCH (11:23-33):<text:s text:c="1"/></text:span><text:span text:style-name="a773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e was imprisoned often (11:23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was whipped times without number (11:23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faced death time and again (11:23c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was stoned once (11:25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3-twoColTx-Title-and-2-Column-Text" presentation:presentation-page-layout-name="Master1-PPL13" draw:id="Slide-274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He was stoned once (11:25b).<text:s text:c="1"/></text:span><text:span text:style-name="a794" text:class-names=""/></text:p>
          </draw:text-box>
          <svg:title/>
          <svg:desc/>
        </draw:frame>
        <draw:frame draw:id="id127" presentation:style-name="a812" draw:name="Text Placeholder 2" svg:x="1.38021in" svg:y="2in" svg:width="4.61632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e was shipwrecked three times (11:25c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spent a terror-filled night and day on the open sea (11:25d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He travelled many weary miles (11:26a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He spent sleepless nights (11:27a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frame draw:id="id128" presentation:style-name="a828" draw:name="Text Placeholder 3" svg:x="6.16319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knew constant hunger and thirst (11:27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was often cold and ill-clothed (11:27c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experienced harrowing escapes (11:32-33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He bore daily the burden for the many churches he had started (11:28-31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0" draw:style-name="a829" draw:master-page-name="Master1-Layout12-tx-Title-and-Text" presentation:presentation-page-layout-name="Master1-PPL12" draw:id="Slide-275">
        <draw:frame draw:id="id129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PAUL'S SUFFERINGS FOR THE CHURCH (11:23-33):<text:s text:c="1"/></text:span><text:span text:style-name="a831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 was imprisoned often (11:23a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 was whipped times without number (11:23b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He faced death time and again (11:23c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He was stoned once (11:25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1" draw:style-name="a850" draw:master-page-name="Master1-Layout12-tx-Title-and-Text" presentation:presentation-page-layout-name="Master1-PPL12" draw:id="Slide-276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2 CORINTHIANS 11<text:s text:c="1"/></text:span><text:span text:style-name="a852" text:class-names=""/></text:p>
          </draw:text-box>
          <svg:title/>
          <svg:desc/>
        </draw:frame>
        <draw:frame draw:id="id132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PAUL'S JEALOUSY OVER THE CHURCH (11:1-2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PAUL'S CONCERN REGARDING THE CHURCH (11:3-4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PAUL'S SERVICE TO THE CHURCH (11:5-1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PAUL'S WARNING TO THE CHURCH (11:13-1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'S CREDENTIALS AND THE CHURCH (11:16-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'S SUFFERINGS FOR THE CHURCH (11:23-3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1 </dc:title>
    <meta:initial-creator>David STRICKLAND</meta:initial-creator>
    <dc:creator>David STRICKLAND</dc:creator>
    <meta:creation-date>2020-02-22T19:24:47Z</meta:creation-date>
    <dc:date>2020-02-22T19:24:47Z</dc:date>
    <meta:template xlink:href="BibleStudy" xlink:type="simple"/>
    <meta:editing-cycles>1</meta:editing-cycles>
    <meta:editing-duration>PT0S</meta:editing-duration>
    <meta:document-statistic meta:paragraph-count="89" meta:word-count="791"/>
  </office:meta>
</office:document-meta>
</file>